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0750" officeooo:paragraph-rsid="00190750"/>
    </style:style>
    <style:style style:name="P2" style:family="paragraph" style:parent-style-name="Standard">
      <style:paragraph-properties fo:text-align="center" style:justify-single-word="false"/>
      <style:text-properties officeooo:rsid="00190750" officeooo:paragraph-rsid="00190750"/>
    </style:style>
    <style:style style:name="P3" style:family="paragraph" style:parent-style-name="Standard">
      <style:paragraph-properties fo:text-align="center" style:justify-single-word="false"/>
      <style:text-properties fo:font-weight="bold" officeooo:rsid="00190750" officeooo:paragraph-rsid="00190750" style:font-weight-asian="bold" style:font-weight-complex="bold"/>
    </style:style>
    <style:style style:name="P4" style:family="paragraph" style:parent-style-name="Text_20_body">
      <style:text-properties officeooo:rsid="001ae5c2" officeooo:paragraph-rsid="001ae5c2"/>
    </style:style>
    <style:style style:name="P5" style:family="paragraph" style:parent-style-name="Text_20_body" style:list-style-name="L1">
      <style:text-properties fo:font-weight="bold" officeooo:paragraph-rsid="00202e8f" style:font-weight-asian="bold" style:font-weight-complex="bold"/>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officeooo:rsid="00190750" officeooo:paragraph-rsid="00190750"/>
    </style:style>
    <style:style style:name="P8" style:family="paragraph" style:parent-style-name="Text_20_body">
      <style:paragraph-properties fo:margin-top="0in" fo:margin-bottom="0in" loext:contextual-spacing="false"/>
      <style:text-properties officeooo:rsid="0019bc29" officeooo:paragraph-rsid="0019bc29"/>
    </style:style>
    <style:style style:name="P9" style:family="paragraph" style:parent-style-name="Text_20_body">
      <style:paragraph-properties fo:margin-top="0in" fo:margin-bottom="0in" loext:contextual-spacing="false"/>
      <style:text-properties officeooo:rsid="001ae5c2" officeooo:paragraph-rsid="001ae5c2"/>
    </style:style>
    <style:style style:name="P10" style:family="paragraph" style:parent-style-name="Text_20_body" style:list-style-name="L1">
      <style:paragraph-properties fo:margin-top="0in" fo:margin-bottom="0in" loext:contextual-spacing="false"/>
      <style:text-properties fo:font-weight="bold" officeooo:rsid="00190750" officeooo:paragraph-rsid="00190750" style:font-weight-asian="bold" style:font-weight-complex="bold"/>
    </style:style>
    <style:style style:name="P11" style:family="paragraph" style:parent-style-name="Text_20_body" style:list-style-name="L1">
      <style:paragraph-properties fo:margin-top="0in" fo:margin-bottom="0in" loext:contextual-spacing="false"/>
      <style:text-properties fo:font-weight="bold" style:font-weight-asian="bold" style:font-weight-complex="bold"/>
    </style:style>
    <style:style style:name="T1" style:family="text">
      <style:text-properties officeooo:rsid="00218a3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ombie Escape the Room Video Game – Project Proposal</text:p>
      <text:p text:style-name="P2">Everardo Gonzales and Vienna Scheyer</text:p>
      <text:p text:style-name="P1"/>
      <text:list xml:id="list224007507743831936" text:style-name="L1">
        <text:list-item>
          <text:p text:style-name="P10">What is the main idea of your project? What topics will you explore and what will you generate? What is your minimum viable product? What is a stretch goal? </text:p>
        </text:list-item>
      </text:list>
      <text:p text:style-name="P7">The main idea of our project is to make an escape the room style video game where the player can shoot the attacking zombies. To start, the player will have one life (the player dies when touched by a zombie) and the next goal is to give the player 3 health bars. We are exploring pair programming and object oriented programming. Our stretch goal is to add riddles/puzzles that the player has to answer/solve to open a door to the next room.</text:p>
      <text:p text:style-name="P7"/>
      <text:list xml:id="list172432909207908" text:continue-numbering="true" text:style-name="L1">
        <text:list-item>
          <text:p text:style-name="P11">What are your learning goals for this project (for each member)? </text:p>
        </text:list-item>
      </text:list>
      <text:p text:style-name="P7">Ever – Learn object oriented programming, practice pair programming</text:p>
      <text:p text:style-name="P7">Vienna – Learn how to use pygame, object oriented programming</text:p>
      <text:p text:style-name="P7"/>
      <text:list xml:id="list172433042002932" text:continue-numbering="true" text:style-name="L1">
        <text:list-item>
          <text:p text:style-name="P11">What libraries are you planning to use? (if you don’t know enough yet, please outline how you will decide this question during the beginning phase of the project). </text:p>
        </text:list-item>
      </text:list>
      <text:p text:style-name="P8">Definitely using pygame</text:p>
      <text:p text:style-name="P8"/>
      <text:list xml:id="list172433187199683" text:continue-numbering="true" text:style-name="L1">
        <text:list-item>
          <text:p text:style-name="P11">What do you plan to accomplish by the mid-project check-in? (See below for some generic goals; edit to suit your particular project) </text:p>
        </text:list-item>
      </text:list>
      <text:p text:style-name="P9"><text:span text:style-name="T1">We plan to h</text:span>ave <text:span text:style-name="T1">a</text:span> player character that you can move around <text:span text:style-name="T1">with user input.</text:span></text:p>
      <text:p text:style-name="P6"/>
      <text:list xml:id="list172433344498252" text:continue-numbering="true" text:style-name="L1">
        <text:list-item>
          <text:p text:style-name="P5">What do you view as the biggest risks to you being successful on this project? </text:p>
        </text:list-item>
      </text:list>
      <text:p text:style-name="P4">One danger could be trying to do too many things and then not getting very many of them done at all, so we need to keep in mind the scope of our projec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7:12:28.057598029</meta:creation-date>
    <dc:date>2018-03-03T17:24:32.499468490</dc:date>
    <meta:editing-duration>PT12M1S</meta:editing-duration>
    <meta:editing-cycles>8</meta:editing-cycles>
    <meta:generator>LibreOffice/5.1.6.2$Linux_X86_64 LibreOffice_project/10m0$Build-2</meta:generator>
    <meta:document-statistic meta:table-count="0" meta:image-count="0" meta:object-count="0" meta:page-count="1" meta:paragraph-count="13" meta:word-count="273" meta:character-count="1514" meta:non-whitespace-character-count="1250"/>
  </office:meta>
</office:document-meta>
</file>